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line-height="150%"/>
      <style:text-properties officeooo:rsid="000b1160" officeooo:paragraph-rsid="000b1160"/>
    </style:style>
    <style:style style:name="P2" style:family="paragraph" style:parent-style-name="Standard">
      <style:paragraph-properties fo:line-height="150%"/>
      <style:text-properties officeooo:rsid="000d0697" officeooo:paragraph-rsid="000d0697"/>
    </style:style>
    <style:style style:name="P3" style:family="paragraph" style:parent-style-name="Standard">
      <style:paragraph-properties fo:line-height="150%" fo:text-align="center" style:justify-single-word="false"/>
      <style:text-properties officeooo:rsid="000ffdbc" officeooo:paragraph-rsid="000ffdbc"/>
    </style:style>
    <style:style style:name="P4" style:family="paragraph" style:parent-style-name="Standard">
      <style:paragraph-properties fo:line-height="150%" fo:text-align="start" style:justify-single-word="false"/>
      <style:text-properties officeooo:rsid="000ffdbc" officeooo:paragraph-rsid="000ffdbc"/>
    </style:style>
    <style:style style:name="P5" style:family="paragraph" style:parent-style-name="Standard">
      <style:paragraph-properties fo:line-height="150%" fo:text-align="center" style:justify-single-word="false"/>
      <style:text-properties officeooo:paragraph-rsid="000ffdbc"/>
    </style:style>
    <style:style style:name="P6" style:family="paragraph" style:parent-style-name="Standard">
      <style:paragraph-properties fo:line-height="150%"/>
      <style:text-properties officeooo:paragraph-rsid="000ffdbc"/>
    </style:style>
    <style:style style:name="P7" style:family="paragraph" style:parent-style-name="Standard">
      <style:paragraph-properties fo:line-height="150%"/>
      <style:text-properties officeooo:paragraph-rsid="000d19b5"/>
    </style:style>
    <style:style style:name="P8" style:family="paragraph" style:parent-style-name="Standard">
      <style:paragraph-properties fo:line-height="150%"/>
      <style:text-properties officeooo:paragraph-rsid="0012aeef"/>
    </style:style>
    <style:style style:name="T1" style:family="text">
      <style:text-properties officeooo:rsid="00090e04"/>
    </style:style>
    <style:style style:name="T2" style:family="text">
      <style:text-properties style:font-name="sans-serif" fo:font-size="10.8000001907349pt"/>
    </style:style>
    <style:style style:name="T3" style:family="text">
      <style:text-properties style:font-name="sans-serif" fo:font-size="10.8000001907349pt" officeooo:rsid="00090e04"/>
    </style:style>
    <style:style style:name="T4" style:family="text">
      <style:text-properties officeooo:rsid="000d0697"/>
    </style:style>
    <style:style style:name="T5" style:family="text">
      <style:text-properties style:text-position="super 58%" officeooo:rsid="00090e04"/>
    </style:style>
    <style:style style:name="T6" style:family="text">
      <style:text-properties style:text-position="super 58%" officeooo:rsid="000de658"/>
    </style:style>
    <style:style style:name="T7" style:family="text">
      <style:text-properties style:text-position="super 58%" officeooo:rsid="000e3b7a"/>
    </style:style>
    <style:style style:name="T8" style:family="text">
      <style:text-properties officeooo:rsid="000de658"/>
    </style:style>
    <style:style style:name="T9" style:family="text">
      <style:text-properties officeooo:rsid="000e3b7a"/>
    </style:style>
    <style:style style:name="T10" style:family="text">
      <style:text-properties officeooo:rsid="000e83d4"/>
    </style:style>
    <style:style style:name="T11" style:family="text">
      <style:text-properties style:font-name="Liberation Serif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FE OF PAUL ERD<text:span text:style-name="T11">Ő</text:span>S </text:p>
      <text:p text:style-name="P4">Kaj Wilson</text:p>
      <text:p text:style-name="P4">Student Number: 301339649</text:p>
      <text:p text:style-name="P5"/>
      <text:p text:style-name="P6"><text:span text:style-name="T1"><text:tab/>Paul Erd</text:span><text:span text:style-name="T2">ő</text:span><text:span text:style-name="T1">s born March 26, 1913, the mathematical pilgrim was introduced to math at an early age by his parents who were both mathematicians. Paul is credited with founding the field of discrete mathematics and producing over </text:span><text:span text:style-name="T5">[1]</text:span><text:span text:style-name="T1">1500 articles. Having 500 co-authors has lead to the idea of an Erd</text:span><text:span text:style-name="T3">ő</text:span><text:span text:style-name="T1">s number, that being how many authors are you away from connecting to Paul Erd</text:span><text:span text:style-name="T3">ő</text:span><text:span text:style-name="T1">s, in short.</text:span></text:p>
      <text:p text:style-name="P7"><text:tab/> <text:span text:style-name="T4">Paul born in Budapest Hungary during 1913, child of Lajos and Anna, he had two older sisters who both passed from Scarelet fever before he was born. At the age one World War 1 started to take place and during scuffles with the Russians Pauls father Lajos would be captured and held in captivity at Serbia for 6 years. Once the chaos of war was over in 1920 Lajos would return having learned English, and decided to teach Paul it too, since Lajos didnt have an english teacher during his 6 years, he didnt know how to pronounce the words. This gave Paul a strange English accent, which would then <text:s/>become a defining characteristic.</text:span></text:p>
      <text:p text:style-name="P7"><text:tab/><text:span text:style-name="T8">During 1930 Paul studied at </text:span>University Pázmány Péter <text:span text:style-name="T8">where he achieved a doctorate, then took a post doctorate fellowship in Manchester thus moving the England. After some time Paul headed to the United States to take a fellowship at Princeton, in New Jersey. Paul continued to hop around though not being a massive creator of theorems, he would spend his time solving problems, trying to find the most elegant solution that lead to insightful knowledge and logic. Most of the problems would be in the fields of combinatorics, graph theory, or number theory. They would also be know for another reason, being </text:span><text:span text:style-name="T6">[2]</text:span><text:span text:style-name="T8">“notoriously difficult to solve”.</text:span></text:p>
      <text:p text:style-name="P8"><text:span text:style-name="T9"><text:tab/>Despite passing in</text:span> September <text:span text:style-name="T10">20 </text:span>1996 <text:span text:style-name="T10">from a heart attack he left with many unsolved problems for the next generation to solve. Payment would be offered for those math problems of which </text:span><text:span text:style-name="T7">[1]</text:span><text:span text:style-name="T9">“</text:span>There are thought to be at least a thousand remaining unsolved<text:span text:style-name="T9">”. Some might recognize the infamous Collatz conjecture 3n+1, that is one of the many questions left for the future which will most likely live on for a thousand years.</text:span></text:p>
      <text:p text:style-name="P8"/>
      <text:p text:style-name="P8"/>
      <text:p text:style-name="P8"><text:span text:style-name="T9">REFERENCES</text:span></text:p>
      <text:p text:style-name="P8"/>
      <text:p text:style-name="P1"><text:span text:style-name="T4">[1] </text:span><text:a xlink:type="simple" xlink:href="https://en.wikipedia.org/wiki/Paul_Erdős" text:style-name="Internet_20_link" text:visited-style-name="Visited_20_Internet_20_Link">https://en.wikipedia.org/wiki/Paul_Erd%C5%91s</text:a> </text:p>
      <text:p text:style-name="P2">[2] <text:a xlink:type="simple" xlink:href="https://mathshistory.st-andrews.ac.uk/Biographies/Erdos/" text:style-name="Internet_20_link" text:visited-style-name="Visited_20_Internet_20_Link">https://mathshistory.st-andrews.ac.uk/Biographies/Erdos/</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21T10:36:35.921000000</meta:creation-date>
    <dc:date>2021-09-24T09:22:04.234000000</dc:date>
    <meta:editing-duration>PT1H7M51S</meta:editing-duration>
    <meta:editing-cycles>6</meta:editing-cycles>
    <meta:generator>LibreOffice/6.2.0.3$Windows_X86_64 LibreOffice_project/98c6a8a1c6c7b144ce3cc729e34964b47ce25d62</meta:generator>
    <meta:document-statistic meta:table-count="0" meta:image-count="0" meta:object-count="0" meta:page-count="1" meta:paragraph-count="10" meta:word-count="372" meta:character-count="2261" meta:non-whitespace-character-count="1890"/>
  </office:meta>
</office:document-meta>
</file>